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DaoSupport.setSessionFactory( SessionFactory sessio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DaoSupport.getHibernat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Support.checkDao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DaoSupport.createHibernateTemplate( SessionFactory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Support.setHibernateTemplate( @ Nullable HibernateTemplate hibernate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DaoSupport.curren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DaoSupport.getSess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